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f08" officeooo:paragraph-rsid="000a8f08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0ab149" officeooo:paragraph-rsid="000ab149"/>
    </style:style>
    <style:style style:name="T1" style:family="text">
      <style:text-properties officeooo:rsid="00091e4d"/>
    </style:style>
    <style:style style:name="T2" style:family="text">
      <style:text-properties officeooo:rsid="000a8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span text:style-name="T1">EE 677 Foundation of VLSI CAD</text:span></text:p>
      <text:p text:style-name="P2"><text:tab/><text:tab/><text:tab/><text:span text:style-name="T2">Midterm Project Report</text:span></text:p>
      <text:p text:style-name="Standard"><text:tab/><text:tab/><text:tab/></text:p>
      <text:p text:style-name="Standard"/>
      <text:p text:style-name="P1">Name: Parmar Balraj Siddhraj</text:p>
      <text:p text:style-name="P1">Roll No: 14D070001</text:p>
      <text:p text:style-name="P1"/>
      <text:p text:style-name="P3">Work Done till Now</text:p>
      <text:p text:style-name="P3"/>
      <text:p text:style-name="P3">I have wrote a program that implements stack as a class, I have also written a function that parses an <text:s text:c="2"/>input logical string to extract out operands as operations which will help in displaying the circuit graphically and it will also be useful in making the circuit in the program.</text:p>
      <text:p text:style-name="P3">I have learned pygame module which I will use to represent the circuit(in NAND 2 form) after determing best 2d placement for it.</text:p>
      <text:p text:style-name="P3"/>
      <text:p text:style-name="P3">Future work:</text:p>
      <text:p text:style-name="P3">I will write code to generate the circuit graphically using pygame after it has been converted into a NAND 2 circuit. Thw representation will be the best 2d placement repres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8:26:47.269049975</meta:creation-date>
    <dc:date>2016-10-27T23:51:06.920220222</dc:date>
    <meta:editing-duration>PT5H22M3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25" meta:character-count="729" meta:non-whitespace-character-count="601"/>
  </office:meta>
</office:document-meta>
</file>